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itriy Tarasov</text:p>
      <text:p text:style-name="P1">CSCI 4446</text:p>
      <text:p text:style-name="P2">Assignment 12: Two body problem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iy </meta:initial-creator>
    <meta:creation-date>2018-04-23T00:37:24.77</meta:creation-date>
    <meta:document-statistic meta:table-count="0" meta:image-count="0" meta:object-count="0" meta:page-count="1" meta:paragraph-count="3" meta:word-count="9" meta:character-count="55"/>
    <dc:date>2018-04-23T00:38:35.40</dc:date>
    <dc:creator>Dmitriy </dc:creator>
    <meta:editing-duration>PT1M10S</meta:editing-duration>
    <meta:editing-cycles>1</meta:editing-cycles>
    <meta:generator>OpenOffice/4.1.3$Win32 OpenOffice.org_project/413m1$Build-9783</meta:generator>
  </office:meta>
</office:document-meta>
</file>